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MP0">
      <style:table-properties style:width="12.3729in" fo:margin-left="0in" style:page-number="auto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3.375in"/>
    </style:style>
    <style:style style:name="Table1.C" style:family="table-column">
      <style:table-column-properties style:column-width="3.3125in"/>
    </style:style>
    <style:style style:name="Table1.D" style:family="table-column">
      <style:table-column-properties style:column-width="3.6875in"/>
    </style:style>
    <style:style style:name="Table1.1" style:family="table-row">
      <style:table-row-properties style:min-row-height="0.5208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382in" fo:border="0.25pt solid #000000" style:writing-mode="lr-tb"/>
    </style:style>
    <style:style style:name="Table1.2" style:family="table-row">
      <style:table-row-properties style:min-row-height="0.6521in" style:use-optimal-row-height="false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style:min-row-height="0.5201in" style:use-optimal-row-height="false"/>
    </style:style>
    <style:style style:name="Table2" style:family="table">
      <style:table-properties style:width="12.3729in" fo:margin-left="0in" table:align="left"/>
    </style:style>
    <style:style style:name="Table2.A" style:family="table-column">
      <style:table-column-properties style:column-width="1.9979in"/>
    </style:style>
    <style:style style:name="Table2.B" style:family="table-column">
      <style:table-column-properties style:column-width="3.375in"/>
    </style:style>
    <style:style style:name="Table2.C" style:family="table-column">
      <style:table-column-properties style:column-width="3.3125in"/>
    </style:style>
    <style:style style:name="Table2.D" style:family="table-column">
      <style:table-column-properties style:column-width="3.6875in"/>
    </style:style>
    <style:style style:name="Table2.1" style:family="table-row">
      <style:table-row-properties style:min-row-height="0.6521in" style:use-optimal-row-height="false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4" style:family="table-row">
      <style:table-row-properties style:min-row-height="0.4618in" style:use-optimal-row-height="false"/>
    </style:style>
    <style:style style:name="Table3" style:family="table">
      <style:table-properties style:width="12.3729in" table:align="center"/>
    </style:style>
    <style:style style:name="Table3.A" style:family="table-column">
      <style:table-column-properties style:column-width="3.0604in"/>
    </style:style>
    <style:style style:name="Table3.B" style:family="table-column">
      <style:table-column-properties style:column-width="4.5625in"/>
    </style:style>
    <style:style style:name="Table3.C" style:family="table-column">
      <style:table-column-properties style:column-width="4.75in"/>
    </style:style>
    <style:style style:name="Table3.1" style:family="table-row">
      <style:table-row-properties style:min-row-height="0.6521in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fo:font-size="16pt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213fff"/>
    </style:style>
    <style:style style:name="T4" style:family="text">
      <style:text-properties fo:color="#7030a0"/>
    </style:style>
    <style:style style:name="T5" style:family="text">
      <style:text-properties fo:color="#7030a0" fo:font-style="italic" fo:font-weight="bold" style:font-style-asian="italic" style:font-weight-asian="bold"/>
    </style:style>
    <style:style style:name="T6" style:family="text">
      <style:text-properties fo:color="#7030a0" fo:font-style="italic" style:font-style-asian="italic"/>
    </style:style>
    <style:style style:name="T7" style:family="text">
      <style:text-properties fo:color="#0000ff"/>
    </style:style>
    <style:style style:name="T8" style:family="text">
      <style:text-properties fo:color="#800000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Su</text:p>
          </table:table-cell>
          <table:table-cell table:style-name="Table1.A1" office:value-type="string">
            <text:p text:style-name="P3">Su root</text:p>
          </table:table-cell>
          <table:table-cell table:style-name="Table1.D1" office:value-type="string">
            <text:p text:style-name="P3">Su &lt;username&gt;</text:p>
          </table:table-cell>
        </table:table-row>
        <table:table-row table:style-name="Table1.2">
          <table:table-cell table:style-name="Table1.A2" office:value-type="string">
            <text:p text:style-name="P3">Successful</text:p>
          </table:table-cell>
          <table:table-cell table:style-name="Table1.A2" office:value-type="string">
            <text:p text:style-name="Table_20_Contents"><text:span text:style-name="Default_20_Paragraph_20_Font"><text:span text:style-name="T2">Log</text:span></text:span><text:span text:style-name="Default_20_Paragraph_20_Font"><text:span text:style-name="T1"> </text:span></text:span><text:span text:style-name="Default_20_Paragraph_20_Font"><text:span text:style-name="T2">input:</text:span></text:span><text:span text:style-name="Default_20_Paragraph_20_Font"><text:span text:style-name="T1"> </text:span></text:span><text:span text:style-name="Default_20_Paragraph_20_Font"><text:span text:style-name="T3">&lt;username&gt; </text:span></text:span>to root on /dev/<text:span text:style-name="Default_20_Paragraph_20_Font"><text:span text:style-name="T3">&lt;ttys number&gt;</text:span></text:span></text:p>
            <text:p text:style-name="Table_20_Contents"><text:span text:style-name="Default_20_Paragraph_20_Font"><text:span text:style-name="T5">Identifying Symbol</text:span></text:span><text:span text:style-name="Default_20_Paragraph_20_Font"><text:span text:style-name="T6">: </text:span></text:span><text:span text:style-name="Default_20_Paragraph_20_Font"><text:span text:style-name="T4">+</text:span></text:span></text:p>
          </table:table-cell>
          <table:table-cell table:style-name="Table1.A2" office:value-type="string">
            <text:p text:style-name="Table_20_Contents"><text:span text:style-name="Default_20_Paragraph_20_Font"><text:span text:style-name="T2">Log</text:span></text:span><text:span text:style-name="Default_20_Paragraph_20_Font"><text:span text:style-name="T1"> </text:span></text:span><text:span text:style-name="Default_20_Paragraph_20_Font"><text:span text:style-name="T2">input:</text:span></text:span><text:span text:style-name="Default_20_Paragraph_20_Font"><text:span text:style-name="T1"> </text:span></text:span><text:span text:style-name="Default_20_Paragraph_20_Font"><text:span text:style-name="T3">&lt;username&gt; </text:span></text:span>to root on /dev/<text:span text:style-name="Default_20_Paragraph_20_Font"><text:span text:style-name="T3">&lt;ttys number&gt;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+</text:span></text:span></text:p>
          </table:table-cell>
          <table:table-cell table:style-name="Table1.D2" office:value-type="string">
            <text:p text:style-name="Table_20_Contents"><text:span text:style-name="Default_20_Paragraph_20_Font"><text:span text:style-name="T2">Log</text:span></text:span><text:span text:style-name="Default_20_Paragraph_20_Font"><text:span text:style-name="T1"> </text:span></text:span><text:span text:style-name="Default_20_Paragraph_20_Font"><text:span text:style-name="T2">input:</text:span></text:span><text:span text:style-name="Default_20_Paragraph_20_Font"><text:span text:style-name="T1"> </text:span></text:span><text:span text:style-name="Default_20_Paragraph_20_Font"><text:span text:style-name="T3">&lt;username&gt; </text:span></text:span>to <text:span text:style-name="Default_20_Paragraph_20_Font"><text:span text:style-name="T3">&lt;victim_username&gt; </text:span></text:span>on /dev/<text:span text:style-name="Default_20_Paragraph_20_Font"><text:span text:style-name="T3">&lt;ttys number&gt;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–</text:span></text:span></text:p>
          </table:table-cell>
        </table:table-row>
        <table:table-row table:style-name="Table1.2">
          <table:table-cell table:style-name="Table1.A2" office:value-type="string">
            <text:p text:style-name="P3">Unsuccessful</text:p>
          </table:table-cell>
          <table:table-cell table:style-name="Table1.A2" office:value-type="string">
            <text:p text:style-name="Table_20_Contents"><text:span text:style-name="Default_20_Paragraph_20_Font"><text:span text:style-name="T2">Log input:</text:span></text:span><text:span text:style-name="Default_20_Paragraph_20_Font"><text:span text:style-name="T1"> </text:span></text:span>BAD SU <text:span text:style-name="Default_20_Paragraph_20_Font"><text:span text:style-name="T3">&lt;username&gt; </text:span></text:span>to root on /dev/<text:span text:style-name="Default_20_Paragraph_20_Font"><text:span text:style-name="T3">&lt;ttys number&gt;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*</text:span></text:span></text:p>
          </table:table-cell>
          <table:table-cell table:style-name="Table1.A2" office:value-type="string">
            <text:p text:style-name="Table_20_Contents"><text:span text:style-name="Default_20_Paragraph_20_Font"><text:span text:style-name="T2">Log</text:span></text:span><text:span text:style-name="Default_20_Paragraph_20_Font"><text:span text:style-name="T1"> </text:span></text:span><text:span text:style-name="Default_20_Paragraph_20_Font"><text:span text:style-name="T2">input:</text:span></text:span><text:span text:style-name="Default_20_Paragraph_20_Font"><text:span text:style-name="T1"> </text:span></text:span>BAD SU <text:span text:style-name="Default_20_Paragraph_20_Font"><text:span text:style-name="T3">&lt;username&gt; </text:span></text:span>to root on /dev/<text:span text:style-name="Default_20_Paragraph_20_Font"><text:span text:style-name="T3">&lt;ttys number&gt;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*</text:span></text:span></text:p>
          </table:table-cell>
          <table:table-cell table:style-name="Table1.D2" office:value-type="string">
            <text:p text:style-name="Table_20_Contents"><text:span text:style-name="Default_20_Paragraph_20_Font"><text:span text:style-name="T2">Log</text:span></text:span><text:span text:style-name="Default_20_Paragraph_20_Font"><text:span text:style-name="T1"> </text:span></text:span><text:span text:style-name="Default_20_Paragraph_20_Font"><text:span text:style-name="T2">input:</text:span></text:span><text:span text:style-name="Default_20_Paragraph_20_Font"><text:span text:style-name="T1"> </text:span></text:span>BAD SU <text:span text:style-name="Default_20_Paragraph_20_Font"><text:span text:style-name="T3">&lt;username&gt; </text:span></text:span>to <text:span text:style-name="Default_20_Paragraph_20_Font"><text:span text:style-name="T3">&lt;victim_username&gt; </text:span></text:span>on /dev/<text:span text:style-name="Default_20_Paragraph_20_Font"><text:span text:style-name="T3">&lt;ttys number&gt;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/</text:span></text:span></text:p>
          </table:table-cell>
        </table:table-row>
        <table:table-row table:style-name="Table1.4">
          <table:table-cell table:style-name="Table1.A2" office:value-type="string">
            <text:p text:style-name="P3">Attempt when &lt;username&gt; does not exist</text:p>
          </table:table-cell>
          <table:table-cell table:style-name="Table1.A2" office:value-type="string">
            <text:p text:style-name="Table_20_Contents">N/A</text:p>
          </table:table-cell>
          <table:table-cell table:style-name="Table1.A2" office:value-type="string">
            <text:p text:style-name="Table_20_Contents">N/A</text:p>
          </table:table-cell>
          <table:table-cell table:style-name="Table1.D2" office:value-type="string">
            <text:p text:style-name="Table_20_Contents">***<text:span text:style-name="Default_20_Paragraph_20_Font"><text:span text:style-name="T2">Log input:</text:span></text:span><text:span text:style-name="Default_20_Paragraph_20_Font"><text:span text:style-name="T1"> </text:span></text:span>in pam_sm_authenticate(): OpenDirectory - Unable to get user record. …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/</text:span></text:span></text:p>
          </table:table-cell>
        </table:table-row>
      </table:table>
      <text:p text:style-name="P4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Sudo su</text:p>
          </table:table-cell>
          <table:table-cell table:style-name="Table2.A1" office:value-type="string">
            <text:p text:style-name="P3">Sudo su root</text:p>
          </table:table-cell>
          <table:table-cell table:style-name="Table2.D1" office:value-type="string">
            <text:p text:style-name="P3">Sudo su &lt;username&gt;</text:p>
          </table:table-cell>
        </table:table-row>
        <table:table-row table:style-name="Table2.1">
          <table:table-cell table:style-name="Table2.A2" office:value-type="string">
            <text:p text:style-name="P3">Successful</text:p>
          </table:table-cell>
          <table:table-cell table:style-name="Table2.A2" office:value-type="string">
            <text:p text:style-name="Table_20_Contents"><text:span text:style-name="Default_20_Paragraph_20_Font"><text:span text:style-name="T2">Log</text:span></text:span><text:span text:style-name="Default_20_Paragraph_20_Font"><text:span text:style-name="T1"> </text:span></text:span><text:span text:style-name="Default_20_Paragraph_20_Font"><text:span text:style-name="T2">input:</text:span></text:span><text:span text:style-name="Default_20_Paragraph_20_Font"><text:span text:style-name="T1"> </text:span></text:span><text:span text:style-name="Default_20_Paragraph_20_Font"><text:span text:style-name="T7">&lt;username&gt;</text:span></text:span> : TTY=<text:span text:style-name="Default_20_Paragraph_20_Font"><text:span text:style-name="T7">&lt;…&gt;</text:span></text:span> ; PWD=<text:span text:style-name="Default_20_Paragraph_20_Font"><text:span text:style-name="T7">&lt;pwd&gt;</text:span></text:span> ; USER=root ; COMMAND=/usr/bin/su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+</text:span></text:span></text:p>
          </table:table-cell>
          <table:table-cell table:style-name="Table2.A2" office:value-type="string">
            <text:p text:style-name="Table_20_Contents"><text:span text:style-name="Default_20_Paragraph_20_Font"><text:span text:style-name="T2">Log input:</text:span></text:span><text:span text:style-name="Default_20_Paragraph_20_Font"><text:span text:style-name="T1"> </text:span></text:span><text:span text:style-name="Default_20_Paragraph_20_Font"><text:span text:style-name="T7">&lt;username&gt;</text:span></text:span> : TTY=<text:span text:style-name="Default_20_Paragraph_20_Font"><text:span text:style-name="T7">&lt;…&gt; </text:span></text:span>; PWD=<text:span text:style-name="Default_20_Paragraph_20_Font"><text:span text:style-name="T7">&lt;pwd&gt;</text:span></text:span> ; USER=root ; COMMAND=/usr/bin/su <text:span text:style-name="Default_20_Paragraph_20_Font"><text:span text:style-name="T8">root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+</text:span></text:span></text:p>
          </table:table-cell>
          <table:table-cell table:style-name="Table2.D2" office:value-type="string">
            <text:p text:style-name="Table_20_Contents"><text:span text:style-name="Default_20_Paragraph_20_Font"><text:span text:style-name="T2">Log</text:span></text:span><text:span text:style-name="Default_20_Paragraph_20_Font"><text:span text:style-name="T1"> </text:span></text:span><text:span text:style-name="Default_20_Paragraph_20_Font"><text:span text:style-name="T2">input:</text:span></text:span><text:span text:style-name="Default_20_Paragraph_20_Font"><text:span text:style-name="T1"> </text:span></text:span><text:span text:style-name="Default_20_Paragraph_20_Font"><text:span text:style-name="T7">&lt;username&gt;</text:span></text:span> : TTY=<text:span text:style-name="Default_20_Paragraph_20_Font"><text:span text:style-name="T7">&lt;…&gt;</text:span></text:span> ; PWD=<text:span text:style-name="Default_20_Paragraph_20_Font"><text:span text:style-name="T7">&lt;pwd&gt;</text:span></text:span> ; USER=root ; COMMAND=/usr/bin/su <text:span text:style-name="Default_20_Paragraph_20_Font"><text:span text:style-name="T8">&lt;victim_username&gt;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–</text:span></text:span></text:p>
          </table:table-cell>
        </table:table-row>
        <table:table-row table:style-name="Table2.1">
          <table:table-cell table:style-name="Table2.A2" office:value-type="string">
            <text:p text:style-name="P3">Unsuccessful (even if &lt;username&gt; does not exist)</text:p>
          </table:table-cell>
          <table:table-cell table:style-name="Table2.A2" office:value-type="string">
            <text:p text:style-name="Table_20_Contents"><text:span text:style-name="Default_20_Paragraph_20_Font"><text:span text:style-name="T2">Log input:</text:span></text:span><text:span text:style-name="Default_20_Paragraph_20_Font"><text:span text:style-name="T1"> </text:span></text:span><text:span text:style-name="Default_20_Paragraph_20_Font"><text:span text:style-name="T7">&lt;username&gt;</text:span></text:span> : <text:span text:style-name="Default_20_Paragraph_20_Font"><text:span text:style-name="T7">&lt;N&gt;</text:span></text:span> incorrect password attempt ; TTY=<text:span text:style-name="Default_20_Paragraph_20_Font"><text:span text:style-name="T7">&lt;…&gt; </text:span></text:span>; PWD=<text:span text:style-name="Default_20_Paragraph_20_Font"><text:span text:style-name="T7">&lt;pwd&gt;</text:span></text:span> ; USER=root ; COMMAND=/usr/bin/su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*</text:span></text:span></text:p>
          </table:table-cell>
          <table:table-cell table:style-name="Table2.A2" office:value-type="string">
            <text:p text:style-name="Table_20_Contents"><text:span text:style-name="Default_20_Paragraph_20_Font"><text:span text:style-name="T2">Log input:</text:span></text:span><text:span text:style-name="Default_20_Paragraph_20_Font"><text:span text:style-name="T1"> </text:span></text:span><text:span text:style-name="Default_20_Paragraph_20_Font"><text:span text:style-name="T7">&lt;username&gt;</text:span></text:span> : <text:span text:style-name="Default_20_Paragraph_20_Font"><text:span text:style-name="T7">&lt;N&gt;</text:span></text:span> incorrect password attempt ; TTY=<text:span text:style-name="Default_20_Paragraph_20_Font"><text:span text:style-name="T7">&lt;…&gt; </text:span></text:span>; PWD=<text:span text:style-name="Default_20_Paragraph_20_Font"><text:span text:style-name="T7">&lt;pwd&gt;</text:span></text:span> ; USER=root ; COMMAND=/usr/bin/su <text:span text:style-name="Default_20_Paragraph_20_Font"><text:span text:style-name="T8">root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*</text:span></text:span></text:p>
          </table:table-cell>
          <table:table-cell table:style-name="Table2.D2" office:value-type="string">
            <text:p text:style-name="Table_20_Contents"><text:span text:style-name="Default_20_Paragraph_20_Font"><text:span text:style-name="T2">Log input:</text:span></text:span><text:span text:style-name="Default_20_Paragraph_20_Font"><text:span text:style-name="T1"> </text:span></text:span><text:span text:style-name="Default_20_Paragraph_20_Font"><text:span text:style-name="T7">&lt;username&gt;</text:span></text:span> : <text:span text:style-name="Default_20_Paragraph_20_Font"><text:span text:style-name="T7">&lt;N&gt;</text:span></text:span> incorrect password attempt ; TTY=<text:span text:style-name="Default_20_Paragraph_20_Font"><text:span text:style-name="T7">&lt;…&gt; </text:span></text:span>; PWD=<text:span text:style-name="Default_20_Paragraph_20_Font"><text:span text:style-name="T7">&lt;pwd&gt;</text:span></text:span> ; USER=root ; COMMAND=/usr/bin/su <text:span text:style-name="Default_20_Paragraph_20_Font"><text:span text:style-name="T8">&lt;victim_username&gt;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/</text:span></text:span></text:p>
          </table:table-cell>
        </table:table-row>
        <table:table-row table:style-name="Table2.4">
          <table:table-cell table:style-name="Table2.A2" office:value-type="string">
            <text:p text:style-name="P3">Successful attempt when &lt;username&gt; does not exist</text:p>
          </table:table-cell>
          <table:table-cell table:style-name="Table2.A2" office:value-type="string">
            <text:p text:style-name="Table_20_Contents">N/A</text:p>
          </table:table-cell>
          <table:table-cell table:style-name="Table2.A2" office:value-type="string">
            <text:p text:style-name="Table_20_Contents">N/A</text:p>
          </table:table-cell>
          <table:table-cell table:style-name="Table2.D2" office:value-type="string">
            <text:p text:style-name="Table_20_Contents">***<text:span text:style-name="Default_20_Paragraph_20_Font"><text:span text:style-name="T9">Log input: </text:span></text:span><text:span text:style-name="Default_20_Paragraph_20_Font"><text:span text:style-name="T10">“No identifying information in system.log that tells apart from successful"</text:span></text:span>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– (but we want it to be /) (future fix)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Sudo -i</text:p>
          </table:table-cell>
          <table:table-cell table:style-name="Table3.C1" office:value-type="string">
            <text:p text:style-name="P3">Sudo bash</text:p>
          </table:table-cell>
        </table:table-row>
        <table:table-row table:style-name="Table3.1">
          <table:table-cell table:style-name="Table3.A2" office:value-type="string">
            <text:p text:style-name="P3">Successful</text:p>
          </table:table-cell>
          <table:table-cell table:style-name="Table3.A2" office:value-type="string">
            <text:p text:style-name="Table_20_Contents"><text:span text:style-name="Default_20_Paragraph_20_Font"><text:span text:style-name="T2">Log input:</text:span></text:span><text:span text:style-name="Default_20_Paragraph_20_Font"><text:span text:style-name="T1"> </text:span></text:span><text:span text:style-name="Default_20_Paragraph_20_Font"><text:span text:style-name="T7">&lt;username&gt;</text:span></text:span> : TTY=<text:span text:style-name="Default_20_Paragraph_20_Font"><text:span text:style-name="T7">&lt;…&gt; </text:span></text:span>; PWD= <text:span text:style-name="Default_20_Paragraph_20_Font"><text:span text:style-name="T7">&lt;pwd&gt;</text:span></text:span> ; USER=root ; COMMAND=/bin/sh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+</text:span></text:span></text:p>
          </table:table-cell>
          <table:table-cell table:style-name="Table3.C2" office:value-type="string">
            <text:p text:style-name="Table_20_Contents"><text:span text:style-name="Default_20_Paragraph_20_Font"><text:span text:style-name="T2">Log input:</text:span></text:span><text:span text:style-name="Default_20_Paragraph_20_Font"><text:span text:style-name="T1"> </text:span></text:span><text:span text:style-name="Default_20_Paragraph_20_Font"><text:span text:style-name="T7">&lt;username&gt;</text:span></text:span> : TTY=<text:span text:style-name="Default_20_Paragraph_20_Font"><text:span text:style-name="T7">&lt;…&gt;</text:span></text:span> ; PWD= <text:span text:style-name="Default_20_Paragraph_20_Font"><text:span text:style-name="T7">&lt;pwd&gt;</text:span></text:span> ; USER=root ; COMMAND=/bin/bash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+</text:span></text:span></text:p>
          </table:table-cell>
        </table:table-row>
        <table:table-row table:style-name="Table3.1">
          <table:table-cell table:style-name="Table3.A2" office:value-type="string">
            <text:p text:style-name="P3">Unsuccessful</text:p>
          </table:table-cell>
          <table:table-cell table:style-name="Table3.A2" office:value-type="string">
            <text:p text:style-name="Table_20_Contents"><text:span text:style-name="Default_20_Paragraph_20_Font"><text:span text:style-name="T2">Log input:</text:span></text:span><text:span text:style-name="Default_20_Paragraph_20_Font"><text:span text:style-name="T1"> </text:span></text:span><text:span text:style-name="Default_20_Paragraph_20_Font"><text:span text:style-name="T7">&lt;username&gt;</text:span></text:span> : <text:span text:style-name="Default_20_Paragraph_20_Font"><text:span text:style-name="T7">&lt;N&gt;</text:span></text:span> incorrect password attempts ; TTY=<text:span text:style-name="Default_20_Paragraph_20_Font"><text:span text:style-name="T7">&lt;…&gt;</text:span></text:span> ; PWD=<text:span text:style-name="Default_20_Paragraph_20_Font"><text:span text:style-name="T7">&lt;pwd&gt;</text:span></text:span> ; USER=root ; COMMAND=/bin/sh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*</text:span></text:span></text:p>
          </table:table-cell>
          <table:table-cell table:style-name="Table3.C2" office:value-type="string">
            <text:p text:style-name="Table_20_Contents"><text:span text:style-name="Default_20_Paragraph_20_Font"><text:span text:style-name="T2">Log input:</text:span></text:span><text:span text:style-name="Default_20_Paragraph_20_Font"><text:span text:style-name="T1"> </text:span></text:span><text:span text:style-name="Default_20_Paragraph_20_Font"><text:span text:style-name="T7">&lt;username&gt;</text:span></text:span> : <text:span text:style-name="Default_20_Paragraph_20_Font"><text:span text:style-name="T7">&lt;N&gt;</text:span></text:span> incorrect password attempts ; TTY=<text:span text:style-name="Default_20_Paragraph_20_Font"><text:span text:style-name="T7">&lt;…&gt; </text:span></text:span>; PWD=<text:span text:style-name="Default_20_Paragraph_20_Font"><text:span text:style-name="T7">&lt;pwd&gt;</text:span></text:span> ; USER=root ; COMMAND=/bin/bash</text:p>
            <text:p text:style-name="Table_20_Contents"><text:span text:style-name="Default_20_Paragraph_20_Font"><text:span text:style-name="T5">Identifying Symbol:</text:span></text:span><text:span text:style-name="Default_20_Paragraph_20_Font"><text:span text:style-name="T6"> </text:span></text:span><text:span text:style-name="Default_20_Paragraph_20_Font"><text:span text:style-name="T4">*</text:span></text:span></text:p>
          </table:table-cell>
        </table:table-row>
        <table:table-row table:style-name="Table3.1">
          <table:table-cell table:style-name="Table3.A2" office:value-type="string">
            <text:p text:style-name="P3">Successful but &lt;username&gt; does not exist</text:p>
          </table:table-cell>
          <table:table-cell table:style-name="Table3.A2" office:value-type="string">
            <text:p text:style-name="Table_20_Contents">N/A</text:p>
          </table:table-cell>
          <table:table-cell table:style-name="Table3.C2" office:value-type="string">
            <text:p text:style-name="Table_20_Contents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/private/var/log/system.log log input for each command used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02T09:58:00Z</meta:creation-date>
    <dc:date>2018-09-05T18:34:37.613570120</dc:date>
    <meta:editing-cycles>11</meta:editing-cycles>
    <meta:editing-duration>PT2H2M30S</meta:editing-duration>
    <meta:document-statistic meta:table-count="3" meta:image-count="0" meta:object-count="0" meta:page-count="2" meta:paragraph-count="60" meta:word-count="340" meta:character-count="2296" meta:non-whitespace-character-count="2013"/>
    <meta:template xlink:type="simple" xlink:actuate="onRequest" xlink:title="" xlink:href="Normal.dotm"/>
  </office:meta>
</office:document-meta>
</file>